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>
      <loext:graphic-properties draw:fill-color="#ffffff"/>
      <style:text-properties fo:font-size="12pt"/>
    </style:style>
    <style:style style:name="P3" style:family="paragraph">
      <style:paragraph-properties fo:text-align="start"/>
      <style:text-properties style:font-name="Times New Roman" fo:font-size="11pt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style:paragraph-properties fo:text-align="start"/>
      <style:text-properties style:text-line-through-style="none" style:text-line-through-type="none" style:font-name="Times New Roman" fo:font-size="11pt" fo:font-style="normal" style:text-underline-style="none"/>
    </style:style>
    <style:style style:name="P6" style:family="paragraph">
      <style:paragraph-properties fo:text-align="start"/>
      <style:text-properties style:font-name="Times New Roman" fo:font-size="20pt"/>
    </style:style>
    <style:style style:name="P7" style:family="paragraph">
      <loext:graphic-properties draw:fill-color="#ffffff"/>
    </style:style>
    <style:style style:name="gr1" style:family="graphic">
      <style:graphic-properties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7.392cm" fo:min-width="18.184cm" fo:padding-top="0.018cm" fo:padding-bottom="0.018cm" fo:padding-left="0.018cm" fo:padding-right="0.018cm" style:run-through="foreground"/>
    </style:style>
    <style:style style:name="gr3" style:family="graphic">
      <style:graphic-properties draw:textarea-vertical-align="middle"/>
    </style:style>
    <style:style style:name="gr4" style:family="graphic">
      <style:graphic-properties draw:textarea-vertical-align="top"/>
    </style:style>
    <style:style style:name="gr5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vertical-align="middle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vertical-align="top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3.771cm" fo:min-width="18.55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12.942cm" fo:min-width="17.58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9.297cm" fo:min-width="17.97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2.247cm" fo:min-width="18.74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2.902cm" fo:min-width="18.66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4.653cm" fo:min-width="18.4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4.302cm" fo:min-width="18.49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847cm" fo:min-width="18.673cm" fo:padding-top="0.018cm" fo:padding-bottom="0.018cm" fo:padding-left="0.018cm" fo:padding-right="0.018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playername" form:control-implementation="ooo:com.sun.star.form.component.FixedText" xml:id="control1" form:id="control1" form:label="Player name:"/>
          <form:fixed-text form:name="speciesLabel" form:control-implementation="ooo:com.sun.star.form.component.FixedText" xml:id="control2" form:id="control2" form:label="Species:" form:for="control9"/>
          <form:fixed-text form:name="genderLabel" form:control-implementation="ooo:com.sun.star.form.component.FixedText" xml:id="control3" form:id="control3" form:label="Gender:" form:for="control10"/>
          <form:fixed-text form:name="appLabel" form:control-implementation="ooo:com.sun.star.form.component.FixedText" xml:id="control4" form:id="control4" form:label="Appearance:" form:for="control15"/>
          <form:fixed-text form:name="weightLabel" form:control-implementation="ooo:com.sun.star.form.component.FixedText" xml:id="control5" form:id="control5" form:label="Weight:" form:for="control14"/>
          <form:fixed-text form:name="ageLabel" form:control-implementation="ooo:com.sun.star.form.component.FixedText" xml:id="control6" form:id="control6" form:label="Age:" form:for="control8"/>
          <form:fixed-text form:name="charLabel" form:control-implementation="ooo:com.sun.star.form.component.FixedText" xml:id="control7" form:id="control7" form:label="Character name:"/>
          <form:text form:name="age" form:control-implementation="ooo:com.sun.star.form.component.TextField" xml:id="control8" form:id="control8" form:max-length="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cies" form:control-implementation="ooo:com.sun.star.form.component.TextField" xml:id="control9" form:id="control9" form:max-length="2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der" form:control-implementation="ooo:com.sun.star.form.component.TextField" xml:id="control10" form:id="control10" form:max-length="1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11" form:id="control11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heightLabel" form:control-implementation="ooo:com.sun.star.form.component.FixedText" xml:id="control12" form:id="control12" form:label="Height:" form:for="control13"/>
          <form:textarea form:name="height" form:control-implementation="ooo:com.sun.star.form.component.TextField" xml:id="control13" form:id="control13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weight" form:control-implementation="ooo:com.sun.star.form.component.TextField" xml:id="control14" form:id="control14" form:max-length="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ppearance" form:control-implementation="ooo:com.sun.star.form.component.TextField" xml:id="control15" form:id="control1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mightLabel" form:control-implementation="ooo:com.sun.star.form.component.FixedText" xml:id="control16" form:id="control16" form:label="Might:" form:for="control24"/>
          <form:fixed-text form:name="cunLabel" form:control-implementation="ooo:com.sun.star.form.component.FixedText" xml:id="control17" form:id="control17" form:label="Cunning:" form:for="control21"/>
          <form:fixed-text form:name="perLabel" form:control-implementation="ooo:com.sun.star.form.component.FixedText" xml:id="control18" form:id="control18" form:label="Wit:" form:for="control22"/>
          <form:fixed-text form:name="resolveLabel" form:control-implementation="ooo:com.sun.star.form.component.FixedText" xml:id="control19" form:id="control19" form:label="Resolve:" form:for="control23"/>
          <form:fixed-text form:name="herLabel" form:control-implementation="ooo:com.sun.star.form.component.FixedText" xml:id="control20" form:id="control20" form:label="Heroism:" form:for="control25"/>
          <form:textarea form:name="cunning" form:control-implementation="ooo:com.sun.star.form.component.TextField" xml:id="control21" form:id="control21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erception" form:control-implementation="ooo:com.sun.star.form.component.TextField" xml:id="control22" form:id="control22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esolve" form:control-implementation="ooo:com.sun.star.form.component.TextField" xml:id="control23" form:id="control23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ight" form:control-implementation="ooo:com.sun.star.form.component.TextField" xml:id="control24" form:id="control24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eroism" form:control-implementation="ooo:com.sun.star.form.component.TextField" xml:id="control25" form:id="control25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Awarenessskill" form:control-implementation="ooo:com.sun.star.form.component.TextField" xml:id="control26" form:id="control26" form:readonly="true" form:current-value="Awareness (W)" form:value="Awareness (W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heleticsskill" form:control-implementation="ooo:com.sun.star.form.component.TextField" xml:id="control27" form:id="control27" form:readonly="true" form:current-value="Athletics (M)" form:value="Athletics (M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ightskill" form:control-implementation="ooo:com.sun.star.form.component.TextField" xml:id="control28" form:id="control28" form:readonly="true" form:current-value="Insight (R)" form:value="Insight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ceiveskill" form:control-implementation="ooo:com.sun.star.form.component.TextField" xml:id="control29" form:id="control29" form:readonly="true" form:current-value="Deceive (C)" form:value="Deceive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isguiseskill" form:control-implementation="ooo:com.sun.star.form.component.TextField" xml:id="control30" form:id="control30" form:readonly="true" form:current-value="Disguise (C)" form:value="Disguise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adershipskill" form:control-implementation="ooo:com.sun.star.form.component.TextField" xml:id="control31" form:id="control31" form:readonly="true" form:current-value="Leadership (R)" form:value="Leadership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chanicsskill" form:control-implementation="ooo:com.sun.star.form.component.TextField" xml:id="control32" form:id="control32" form:readonly="true" form:current-value="Mechanical (W)" form:value="Mechanical (W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erformskill" form:control-implementation="ooo:com.sun.star.form.component.TextField" xml:id="control33" form:id="control33" form:readonly="true" form:current-value="Perform (R)" form:value="Perform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ersuadeskill" form:control-implementation="ooo:com.sun.star.form.component.TextField" xml:id="control34" form:id="control34" form:readonly="true" form:current-value="Persuade (R)" form:value="Persuade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lightofhandskill" form:control-implementation="ooo:com.sun.star.form.component.TextField" xml:id="control35" form:id="control35" form:readonly="true" form:current-value="Slight of hand (C)" form:value="Slight of hand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neakskill" form:control-implementation="ooo:com.sun.star.form.component.TextField" xml:id="control36" form:id="control36" form:readonly="true" form:current-value="Stealth (C)" form:value="Stealth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vivalskill" form:control-implementation="ooo:com.sun.star.form.component.TextField" xml:id="control37" form:id="control37" form:readonly="true" form:current-value="Survival (C)" form:value="Survival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1" form:control-implementation="ooo:com.sun.star.form.component.TextField" xml:id="control38" form:id="control3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2" form:control-implementation="ooo:com.sun.star.form.component.TextField" xml:id="control39" form:id="control3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3" form:control-implementation="ooo:com.sun.star.form.component.TextField" xml:id="control40" form:id="control4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4" form:control-implementation="ooo:com.sun.star.form.component.TextField" xml:id="control41" form:id="control4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42" form:id="control4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Label" form:control-implementation="ooo:com.sun.star.form.component.FixedText" xml:id="control43" form:id="control43" form:label="Active powers"/>
          <form:textarea form:name="active1" form:control-implementation="ooo:com.sun.star.form.component.TextField" xml:id="control44" form:id="control4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ctive2" form:control-implementation="ooo:com.sun.star.form.component.TextField" xml:id="control45" form:id="control4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ctive3" form:control-implementation="ooo:com.sun.star.form.component.TextField" xml:id="control46" form:id="control4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1" form:control-implementation="ooo:com.sun.star.form.component.TextField" xml:id="control47" form:id="control4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2" form:control-implementation="ooo:com.sun.star.form.component.TextField" xml:id="control48" form:id="control4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3" form:control-implementation="ooo:com.sun.star.form.component.TextField" xml:id="control49" form:id="control4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passiveLabel" form:control-implementation="ooo:com.sun.star.form.component.FixedText" xml:id="control50" form:id="control50" form:label="Passive powers"/>
          <form:text form:name="attack1" form:control-implementation="ooo:com.sun.star.form.component.TextField" xml:id="control51" form:id="control51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ack2" form:control-implementation="ooo:com.sun.star.form.component.TextField" xml:id="control52" form:id="control52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ack3" form:control-implementation="ooo:com.sun.star.form.component.TextField" xml:id="control53" form:id="control53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ttackLabel" form:control-implementation="ooo:com.sun.star.form.component.FixedText" xml:id="control54" form:id="control54" form:label="Attack/Weapon"/>
          <form:fixed-text form:name="strikeLabel" form:control-implementation="ooo:com.sun.star.form.component.FixedText" xml:id="control55" form:id="control55" form:label="Aim"/>
          <form:fixed-text form:name="powerLabel" form:control-implementation="ooo:com.sun.star.form.component.FixedText" xml:id="control56" form:id="control56" form:label="Power"/>
          <form:fixed-text form:name="attackspecialLabel" form:control-implementation="ooo:com.sun.star.form.component.FixedText" xml:id="control57" form:id="control57" form:label="Special"/>
          <form:text form:name="attk1special" form:control-implementation="ooo:com.sun.star.form.component.TextField" xml:id="control58" form:id="control58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special" form:control-implementation="ooo:com.sun.star.form.component.TextField" xml:id="control59" form:id="control59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special" form:control-implementation="ooo:com.sun.star.form.component.TextField" xml:id="control60" form:id="control60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1strike" form:control-implementation="ooo:com.sun.star.form.component.TextField" xml:id="control61" form:id="control61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strike" form:control-implementation="ooo:com.sun.star.form.component.TextField" xml:id="control62" form:id="control62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strike" form:control-implementation="ooo:com.sun.star.form.component.TextField" xml:id="control63" form:id="control63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1power" form:control-implementation="ooo:com.sun.star.form.component.TextField" xml:id="control64" form:id="control64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power" form:control-implementation="ooo:com.sun.star.form.component.TextField" xml:id="control65" form:id="control65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1" form:control-implementation="ooo:com.sun.star.form.component.TextField" xml:id="control66" form:id="control66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rmourLabel" form:control-implementation="ooo:com.sun.star.form.component.FixedText" xml:id="control67" form:id="control67" form:label="Armour"/>
          <form:fixed-text form:name="toughLabel" form:control-implementation="ooo:com.sun.star.form.component.FixedText" xml:id="control68" form:id="control68" form:label="Toughness"/>
          <form:fixed-text form:name="armourspecialLabel" form:control-implementation="ooo:com.sun.star.form.component.FixedText" xml:id="control69" form:id="control69" form:label="Special"/>
          <form:text form:name="armour1special" form:control-implementation="ooo:com.sun.star.form.component.TextField" xml:id="control70" form:id="control70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tough1" form:control-implementation="ooo:com.sun.star.form.component.TextField" xml:id="control71" form:id="control71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1special" form:control-implementation="ooo:com.sun.star.form.component.TextField" xml:id="control72" form:id="control72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tough1" form:control-implementation="ooo:com.sun.star.form.component.TextField" xml:id="control73" form:id="control73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yernameval" form:control-implementation="ooo:com.sun.star.form.component.TextField" xml:id="control74" form:id="control74" form:tab-stop="true" form:max-length="2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power" form:control-implementation="ooo:com.sun.star.form.component.TextField" xml:id="control75" form:id="control75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goldLabel" form:control-implementation="ooo:com.sun.star.form.component.FixedText" xml:id="control76" form:id="control76" form:label="Currency:" form:for="control77"/>
          <form:text form:name="goldVal" form:control-implementation="ooo:com.sun.star.form.component.TextField" xml:id="control77" form:id="control77" form:max-length="2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inventLabel" form:control-implementation="ooo:com.sun.star.form.component.FixedText" xml:id="control78" form:id="control78" form:label="Inventory"/>
          <form:fixed-text form:name="notesLabel" form:control-implementation="ooo:com.sun.star.form.component.FixedText" xml:id="control79" form:id="control79" form:label="Notes"/>
          <form:textarea form:name="inventory" form:control-implementation="ooo:com.sun.star.form.component.TextField" xml:id="control80" form:id="control8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Notes" form:control-implementation="ooo:com.sun.star.form.component.TextField" xml:id="control81" form:id="control8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backgroundLabel" form:control-implementation="ooo:com.sun.star.form.component.FixedText" xml:id="control82" form:id="control82" form:label="Background:"/>
          <form:fixed-text form:name="IdealsLabel" form:control-implementation="ooo:com.sun.star.form.component.FixedText" xml:id="control83" form:id="control83" form:label="Ideals:"/>
          <form:fixed-text form:name="flawsLabel" form:control-implementation="ooo:com.sun.star.form.component.FixedText" xml:id="control84" form:id="control84" form:label="Flaws:"/>
          <form:fixed-text form:name="goalsLabel" form:control-implementation="ooo:com.sun.star.form.component.FixedText" xml:id="control85" form:id="control85" form:label="Goals:"/>
          <form:textarea form:name="ideals" form:control-implementation="ooo:com.sun.star.form.component.TextField" xml:id="control86" form:id="control8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ackground" form:control-implementation="ooo:com.sun.star.form.component.TextField" xml:id="control87" form:id="control8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laws" form:control-implementation="ooo:com.sun.star.form.component.TextField" xml:id="control88" form:id="control8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goals" form:control-implementation="ooo:com.sun.star.form.component.TextField" xml:id="control89" form:id="control8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armour1" form:control-implementation="ooo:com.sun.star.form.component.TextField" xml:id="control90" form:id="control90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epprofs" form:control-implementation="ooo:com.sun.star.form.component.TextField" xml:id="control91" form:id="control91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1" form:control-implementation="ooo:com.sun.star.form.component.FixedText" xml:id="control92" form:id="control92" form:label="Defence: "/>
          <form:fixed-text form:name="weproflabel" form:control-implementation="ooo:com.sun.star.form.component.FixedText" xml:id="control93" form:id="control93" form:label="Proficiencies: "/>
          <form:text form:name="skill5" form:control-implementation="ooo:com.sun.star.form.component.TextField" xml:id="control94" form:id="control9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4" form:control-implementation="ooo:com.sun.star.form.component.TextField" xml:id="control95" form:id="control9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96" form:id="control9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97" form:id="control9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1" form:control-implementation="ooo:com.sun.star.form.component.FixedText" xml:id="control98" form:id="control98" form:label="Endurance: "/>
          <form:fixed-text form:name="Label Field 1" form:control-implementation="ooo:com.sun.star.form.component.FixedText" xml:id="control99" form:id="control99" form:label="/"/>
          <form:fixed-text form:name="Label Field 1" form:control-implementation="ooo:com.sun.star.form.component.FixedText" xml:id="control100" form:id="control100" form:label="Wounds: "/>
          <form:text form:name="armourtough1" form:control-implementation="ooo:com.sun.star.form.component.TextField" xml:id="control101" form:id="control101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2" form:control-implementation="ooo:com.sun.star.form.component.FixedText" xml:id="control102" form:id="control102" form:label="Experience:"/>
          <form:text form:name="Text Box 1" form:control-implementation="ooo:com.sun.star.form.component.TextField" xml:id="control103" form:id="control103" form:max-length="7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2" form:control-implementation="ooo:com.sun.star.form.component.FixedText" xml:id="control104" form:id="control104" form:label="Reputation:"/>
          <form:text form:name="Text Box 1" form:control-implementation="ooo:com.sun.star.form.component.TextField" xml:id="control105" form:id="control105" form:max-length="7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106" form:id="control10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4" form:control-implementation="ooo:com.sun.star.form.component.TextField" xml:id="control107" form:id="control10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4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4" form:control-implementation="ooo:com.sun.star.form.component.TextField" xml:id="control109" form:id="control10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4" form:control-implementation="ooo:com.sun.star.form.component.TextField" xml:id="control110" form:id="control1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4" form:control-implementation="ooo:com.sun.star.form.component.TextField" xml:id="control111" form:id="control1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4" form:control-implementation="ooo:com.sun.star.form.component.TextField" xml:id="control112" form:id="control1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skill4" form:control-implementation="ooo:com.sun.star.form.component.TextField" xml:id="control113" form:id="control113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4" form:control-implementation="ooo:com.sun.star.form.component.TextField" xml:id="control114" form:id="control1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4" form:control-implementation="ooo:com.sun.star.form.component.TextField" xml:id="control115" form:id="control1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4" form:control-implementation="ooo:com.sun.star.form.component.TextField" xml:id="control116" form:id="control1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4" form:control-implementation="ooo:com.sun.star.form.component.TextField" xml:id="control117" form:id="control1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4" form:control-implementation="ooo:com.sun.star.form.component.TextField" xml:id="control118" form:id="control1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skill4" form:control-implementation="ooo:com.sun.star.form.component.TextField" xml:id="control119" form:id="control119" form:readonly="true" form:current-value="Intimidate (M)" form:value="Intimidate (M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coord" form:control-implementation="ooo:com.sun.star.form.component.TextField" xml:id="control120" form:id="control120" form:readonly="true" form:current-value="Coordination (C)" form:value="Coordination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4" form:control-implementation="ooo:com.sun.star.form.component.TextField" xml:id="control121" form:id="control1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skill4" form:control-implementation="ooo:com.sun.star.form.component.TextField" xml:id="control122" form:id="control12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4" form:control-implementation="ooo:com.sun.star.form.component.TextField" xml:id="control123" form:id="control1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4" form:control-implementation="ooo:com.sun.star.form.component.TextField" xml:id="control124" form:id="control1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4" form:control-implementation="ooo:com.sun.star.form.component.TextField" xml:id="control125" form:id="control1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4" form:control-implementation="ooo:com.sun.star.form.component.TextField" xml:id="control126" form:id="control1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4" form:control-implementation="ooo:com.sun.star.form.component.TextField" xml:id="control127" form:id="control1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skill4" form:control-implementation="ooo:com.sun.star.form.component.TextField" xml:id="control128" form:id="control12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4" form:control-implementation="ooo:com.sun.star.form.component.TextField" xml:id="control129" form:id="control1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4" form:control-implementation="ooo:com.sun.star.form.component.TextField" xml:id="control130" form:id="control1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4" form:control-implementation="ooo:com.sun.star.form.component.TextField" xml:id="control131" form:id="control1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4" form:control-implementation="ooo:com.sun.star.form.component.TextField" xml:id="control132" form:id="control1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attack1" form:control-implementation="ooo:com.sun.star.form.component.TextField" xml:id="control133" form:id="control133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1special" form:control-implementation="ooo:com.sun.star.form.component.TextField" xml:id="control134" form:id="control134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1strike" form:control-implementation="ooo:com.sun.star.form.component.TextField" xml:id="control135" form:id="control135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1power" form:control-implementation="ooo:com.sun.star.form.component.TextField" xml:id="control136" form:id="control136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g text:anchor-type="paragraph" draw:z-index="136" draw:name="DrawObject1" draw:style-name="gr1"><draw:custom-shape draw:name="Shape11_2" draw:style-name="gr2" draw:text-style-name="P2" svg:width="19.021cm" svg:height="8.229cm" svg:x="-0.496cm" svg:y="10.1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draw:name="Shape20" draw:style-name="gr3" draw:text-style-name="P3" svg:width="2.502cm" svg:height="0.544cm" svg:x="2.556cm" svg:y="10.263cm" draw:control="control43"/><draw:control draw:name="Shape13_19" draw:style-name="gr4" draw:text-style-name="P4" svg:width="8.739cm" svg:height="2.184cm" svg:x="0.046cm" svg:y="10.919cm" draw:control="control44"/><draw:control draw:name="Shape13_20" draw:style-name="gr4" draw:text-style-name="P4" svg:width="8.739cm" svg:height="2.184cm" svg:x="0.046cm" svg:y="13.196cm" draw:control="control45"/><draw:control draw:name="Shape13_21" draw:style-name="gr4" draw:text-style-name="P4" svg:width="8.739cm" svg:height="2.183cm" svg:x="0.037cm" svg:y="15.545cm" draw:control="control46"/><draw:control draw:name="Shape13_22" draw:style-name="gr4" draw:text-style-name="P4" svg:width="8.739cm" svg:height="2.184cm" svg:x="9.362cm" svg:y="10.915cm" draw:control="control47"/><draw:control draw:name="Shape13_23" draw:style-name="gr4" draw:text-style-name="P4" svg:width="8.739cm" svg:height="2.184cm" svg:x="9.368cm" svg:y="13.196cm" draw:control="control48"/><draw:control draw:name="Shape13_24" draw:style-name="gr4" draw:text-style-name="P4" svg:width="8.739cm" svg:height="2.183cm" svg:x="9.368cm" svg:y="15.551cm" draw:control="control49"/><draw:control draw:name="Shape20_0" draw:style-name="gr3" draw:text-style-name="P3" svg:width="3.428cm" svg:height="0.542cm" svg:x="13.056cm" svg:y="10.298cm" draw:control="control50"/></draw:g><draw:control text:anchor-type="paragraph" draw:z-index="44" draw:name="Shape5" draw:style-name="gr6" draw:text-style-name="P3" svg:width="2.001cm" svg:height="0.5cm" svg:x="-0.002cm" svg:y="0.998cm" draw:control="control2"/><draw:control text:anchor-type="paragraph" draw:z-index="17" draw:name="Shape6" draw:style-name="gr6" draw:text-style-name="P3" svg:width="1.5cm" svg:height="0.502cm" svg:x="6.481cm" svg:y="1.065cm" draw:control="control3"/><draw:control text:anchor-type="paragraph" draw:z-index="18" draw:name="Shape7" draw:style-name="gr6" draw:text-style-name="P3" svg:width="2.001cm" svg:height="0.5cm" svg:x="0.157cm" svg:y="2.09cm" draw:control="control4"/><draw:control text:anchor-type="paragraph" draw:z-index="19" draw:name="Shape8" draw:style-name="gr6" draw:text-style-name="P3" svg:width="1.502cm" svg:height="0.5cm" svg:x="10.71cm" svg:y="1.058cm" draw:control="control12"/><draw:control text:anchor-type="paragraph" draw:z-index="20" draw:name="Shape9" draw:style-name="gr6" draw:text-style-name="P3" svg:width="1.502cm" svg:height="0.5cm" svg:x="14.187cm" svg:y="1.046cm" draw:control="control5"/><draw:control text:anchor-type="paragraph" draw:z-index="21" draw:name="Shape10" draw:style-name="gr6" draw:text-style-name="P3" svg:width="1.001cm" svg:height="0.5cm" svg:x="15.274cm" svg:y="0.053cm" draw:control="control6"/><draw:custom-shape text:anchor-type="paragraph" draw:z-index="7" draw:name="Shape11" draw:style-name="gr12" draw:text-style-name="P7" svg:width="19.003cm" svg:height="4.216cm" svg:x="-0.272cm" svg:y="-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8" draw:name="Shape12" draw:style-name="gr5" draw:text-style-name="P4" svg:width="1.311cm" svg:height="0.611cm" svg:x="16.274cm" svg:y="-0.058cm" draw:control="control8"/><draw:control text:anchor-type="paragraph" draw:z-index="22" draw:name="Shape14" draw:style-name="gr5" draw:text-style-name="P4" svg:width="4.338cm" svg:height="0.611cm" svg:x="1.6cm" svg:y="1.041cm" draw:control="control9"/><draw:control text:anchor-type="paragraph" draw:z-index="23" draw:name="Shape15" draw:style-name="gr5" draw:text-style-name="P4" svg:width="2.5cm" svg:height="0.611cm" svg:x="7.729cm" svg:y="1.065cm" draw:control="control10"/><draw:control text:anchor-type="paragraph" draw:z-index="24" draw:name="Shape3" draw:style-name="gr6" draw:text-style-name="P3" svg:width="2.5cm" svg:height="0.502cm" svg:x="6.373cm" svg:y="0.018cm" draw:control="control7"/><draw:control text:anchor-type="paragraph" draw:z-index="16" draw:name="Shape4" draw:style-name="gr5" draw:text-style-name="P4" svg:width="5.94cm" svg:height="0.611cm" svg:x="8.973cm" svg:y="-0.039cm" draw:control="control11"/><draw:control text:anchor-type="paragraph" draw:z-index="26" draw:name="Shape17" draw:style-name="gr5" draw:text-style-name="P4" svg:width="1.708cm" svg:height="0.611cm" svg:x="11.922cm" svg:y="1.058cm" draw:control="control13"/><draw:control text:anchor-type="paragraph" draw:z-index="27" draw:name="Shape17_0" draw:style-name="gr5" draw:text-style-name="P4" svg:width="1.708cm" svg:height="0.611cm" svg:x="15.468cm" svg:y="1.012cm" draw:control="control14"/><draw:control text:anchor-type="paragraph" draw:z-index="28" draw:name="Shape16" draw:style-name="gr11" draw:text-style-name="P4" svg:width="15.916cm" svg:height="1.525cm" svg:x="2.157cm" svg:y="2.145cm" draw:control="control15"/><draw:control text:anchor-type="paragraph" draw:z-index="29" draw:name="Shape18" draw:style-name="gr6" draw:text-style-name="P3" svg:width="1.708cm" svg:height="0.451cm" svg:x="1.774cm" svg:y="4.3cm" draw:control="control16"/><draw:control text:anchor-type="paragraph" draw:z-index="30" draw:name="Shape18_0" draw:style-name="gr6" draw:text-style-name="P3" svg:width="1.708cm" svg:height="0.451cm" svg:x="4.318cm" svg:y="4.311cm" draw:control="control17"/><draw:control text:anchor-type="paragraph" draw:z-index="31" draw:name="Shape18_1" draw:style-name="gr6" draw:text-style-name="P3" svg:width="0.747cm" svg:height="0.451cm" svg:x="7.579cm" svg:y="4.389cm" draw:control="control18"/><draw:control text:anchor-type="paragraph" draw:z-index="32" draw:name="Shape18_2" draw:style-name="gr6" draw:text-style-name="P3" svg:width="1.364cm" svg:height="0.451cm" svg:x="10.005cm" svg:y="4.311cm" draw:control="control19"/><draw:control text:anchor-type="paragraph" draw:z-index="33" draw:name="Shape18_3" draw:style-name="gr6" draw:text-style-name="P3" svg:width="1.479cm" svg:height="0.451cm" svg:x="14.817cm" svg:y="4.311cm" draw:control="control20"/><draw:control text:anchor-type="paragraph" draw:z-index="34" draw:name="Shape17_1" draw:style-name="gr5" draw:text-style-name="P4" svg:width="0.955cm" svg:height="0.611cm" svg:x="5.821cm" svg:y="4.302cm" draw:control="control21"/><draw:control text:anchor-type="paragraph" draw:z-index="35" draw:name="Shape17_2" draw:style-name="gr5" draw:text-style-name="P4" svg:width="0.955cm" svg:height="0.611cm" svg:x="8.363cm" svg:y="4.3cm" draw:control="control22"/><draw:control text:anchor-type="paragraph" draw:z-index="36" draw:name="Shape17_4" draw:style-name="gr5" draw:text-style-name="P4" svg:width="0.955cm" svg:height="0.611cm" svg:x="11.596cm" svg:y="4.302cm" draw:control="control23"/><draw:control text:anchor-type="paragraph" draw:z-index="37" draw:name="Shape17_3" draw:style-name="gr5" draw:text-style-name="P4" svg:width="0.955cm" svg:height="0.611cm" svg:x="2.977cm" svg:y="4.302cm" draw:control="control24"/><draw:control text:anchor-type="paragraph" draw:z-index="38" draw:name="Shape17_5" draw:style-name="gr5" draw:text-style-name="P4" svg:width="0.955cm" svg:height="0.611cm" svg:x="16.431cm" svg:y="4.302cm" draw:control="control25"/><draw:custom-shape text:anchor-type="paragraph" draw:z-index="0" draw:name="Shape11_0" draw:style-name="gr19" draw:text-style-name="P2" svg:width="18.8cm" svg:height="0.974cm" svg:x="0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1_0" draw:style-name="gr18" draw:text-style-name="P7" svg:width="19.003cm" svg:height="4.807cm" svg:x="-0.205cm" svg:y="5.214cm"><text:p text:style-name="Frame_20_contents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80" draw:name="Shape13_2" draw:style-name="gr11" draw:text-style-name="P5" svg:width="3.102cm" svg:height="0.611cm" svg:x="0.381cm" svg:y="6.264cm" draw:control="control26"/><draw:control text:anchor-type="paragraph" draw:z-index="81" draw:name="Shape13_3" draw:style-name="gr11" draw:text-style-name="P5" svg:width="3.102cm" svg:height="0.611cm" svg:x="0.381cm" svg:y="5.445cm" draw:control="control27"/><draw:control text:anchor-type="paragraph" draw:z-index="82" draw:name="Shape13_4" draw:style-name="gr5" draw:text-style-name="P5" svg:width="3.1cm" svg:height="0.611cm" svg:x="0.379cm" svg:y="8.544cm" draw:control="control28"/><draw:control text:anchor-type="paragraph" draw:z-index="83" draw:name="Shape13_5" draw:style-name="gr5" draw:text-style-name="P5" svg:width="3.102cm" svg:height="0.611cm" svg:x="0.381cm" svg:y="7.024cm" draw:control="control29"/><draw:control text:anchor-type="paragraph" draw:z-index="84" draw:name="Shape13_6" draw:style-name="gr5" draw:text-style-name="P5" svg:width="3.1cm" svg:height="0.611cm" svg:x="0.379cm" svg:y="7.784cm" draw:control="control30"/><draw:control text:anchor-type="paragraph" draw:z-index="85" draw:name="Shape13_7" draw:style-name="gr5" draw:text-style-name="P5" svg:width="3.1cm" svg:height="0.611cm" svg:x="0.379cm" svg:y="9.225cm" draw:control="control31"/><draw:control text:anchor-type="paragraph" draw:z-index="86" draw:name="Shape13_8" draw:style-name="gr5" draw:text-style-name="P5" svg:width="3.16cm" svg:height="0.611cm" svg:x="4.8cm" svg:y="5.445cm" draw:control="control32"/><draw:control text:anchor-type="paragraph" draw:z-index="87" draw:name="Shape13_9" draw:style-name="gr5" draw:text-style-name="P5" svg:width="3.16cm" svg:height="0.611cm" svg:x="4.8cm" svg:y="6.264cm" draw:control="control33"/><draw:control text:anchor-type="paragraph" draw:z-index="88" draw:name="Shape13_10" draw:style-name="gr5" draw:text-style-name="P5" svg:width="3.16cm" svg:height="0.611cm" svg:x="4.8cm" svg:y="7.024cm" draw:control="control34"/><draw:control text:anchor-type="paragraph" draw:z-index="89" draw:name="Shape13_11" draw:style-name="gr5" draw:text-style-name="P5" svg:width="3.16cm" svg:height="0.63cm" svg:x="4.8cm" svg:y="7.784cm" draw:control="control35"/><draw:control text:anchor-type="paragraph" draw:z-index="90" draw:name="Shape13_12" draw:style-name="gr5" draw:text-style-name="P5" svg:width="3.16cm" svg:height="0.611cm" svg:x="4.8cm" svg:y="8.544cm" draw:control="control36"/><draw:control text:anchor-type="paragraph" draw:z-index="91" draw:name="Shape13_13" draw:style-name="gr5" draw:text-style-name="P5" svg:width="3.16cm" svg:height="0.611cm" svg:x="4.8cm" svg:y="9.225cm" draw:control="control37"/><draw:control text:anchor-type="paragraph" draw:z-index="39" draw:name="Shape13_14" draw:style-name="gr5" draw:text-style-name="P5" svg:width="3.454cm" svg:height="0.611cm" svg:x="13.917cm" svg:y="5.449cm" draw:control="control38"/><draw:control text:anchor-type="paragraph" draw:z-index="40" draw:name="Shape13_15" draw:style-name="gr5" draw:text-style-name="P5" svg:width="3.454cm" svg:height="0.611cm" svg:x="13.917cm" svg:y="6.26cm" draw:control="control39"/><draw:control text:anchor-type="paragraph" draw:z-index="41" draw:name="Shape13_16" draw:style-name="gr5" draw:text-style-name="P5" svg:width="3.454cm" svg:height="0.611cm" svg:x="13.917cm" svg:y="7.022cm" draw:control="control40"/><draw:control text:anchor-type="paragraph" draw:z-index="42" draw:name="Shape13_17" draw:style-name="gr5" draw:text-style-name="P5" svg:width="3.454cm" svg:height="0.611cm" svg:x="13.917cm" svg:y="7.784cm" draw:control="control41"/><draw:control text:anchor-type="paragraph" draw:z-index="43" draw:name="Shape13_18" draw:style-name="gr5" draw:text-style-name="P5" svg:width="3.454cm" svg:height="0.611cm" svg:x="13.917cm" svg:y="8.546cm" draw:control="control42"/><draw:custom-shape text:anchor-type="paragraph" draw:z-index="2" draw:name="Shape11_3" draw:style-name="gr17" draw:text-style-name="P2" svg:width="19.021cm" svg:height="5.194cm" svg:x="-0.416cm" svg:y="18.6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45" draw:name="Shape13_25" draw:style-name="gr5" draw:text-style-name="P4" svg:width="5.425cm" svg:height="0.611cm" svg:x="0.176cm" svg:y="20.237cm" draw:control="control51"/><draw:control text:anchor-type="paragraph" draw:z-index="46" draw:name="Shape13_26" draw:style-name="gr5" draw:text-style-name="P4" svg:width="5.425cm" svg:height="0.611cm" svg:x="0.145cm" svg:y="21.151cm" draw:control="control52"/><draw:control text:anchor-type="paragraph" draw:z-index="9" draw:name="Shape13_27" draw:style-name="gr5" draw:text-style-name="P4" svg:width="5.425cm" svg:height="0.611cm" svg:x="0.175cm" svg:y="22.064cm" draw:control="control53"/><draw:control text:anchor-type="paragraph" draw:z-index="47" draw:name="Shape21" draw:style-name="gr6" draw:text-style-name="P3" svg:width="2.387cm" svg:height="0.622cm" svg:x="1.353cm" svg:y="18.801cm" draw:control="control54"/><draw:control text:anchor-type="paragraph" draw:z-index="48" draw:name="Shape22" draw:style-name="gr6" draw:text-style-name="P3" svg:width="1.985cm" svg:height="0.648cm" svg:x="7.084cm" svg:y="18.729cm" draw:control="control55"/><draw:control text:anchor-type="paragraph" draw:z-index="49" draw:name="Shape23" draw:style-name="gr6" draw:text-style-name="P3" svg:width="1.23cm" svg:height="0.53cm" svg:x="9.691cm" svg:y="18.801cm" draw:control="control56"/><draw:control text:anchor-type="paragraph" draw:z-index="50" draw:name="Shape24" draw:style-name="gr6" draw:text-style-name="P3" svg:width="1.765cm" svg:height="0.491cm" svg:x="13.753cm" svg:y="18.801cm" draw:control="control57"/><draw:control text:anchor-type="paragraph" draw:z-index="51" draw:name="Shape13_28" draw:style-name="gr5" draw:text-style-name="P4" svg:width="5.612cm" svg:height="0.611cm" svg:x="12.141cm" svg:y="20.237cm" draw:control="control58"/><draw:control text:anchor-type="paragraph" draw:z-index="52" draw:name="Shape13_29" draw:style-name="gr5" draw:text-style-name="P4" svg:width="5.612cm" svg:height="0.611cm" svg:x="12.137cm" svg:y="21.151cm" draw:control="control59"/><draw:control text:anchor-type="paragraph" draw:z-index="53" draw:name="Shape13_30" draw:style-name="gr5" draw:text-style-name="P4" svg:width="5.612cm" svg:height="0.611cm" svg:x="12.169cm" svg:y="22.064cm" draw:control="control60"/><draw:control text:anchor-type="paragraph" draw:z-index="54" draw:name="Shape13_31" draw:style-name="gr5" draw:text-style-name="P4" svg:width="2.401cm" svg:height="0.611cm" svg:x="6.401cm" svg:y="20.237cm" draw:control="control61"/><draw:control text:anchor-type="paragraph" draw:z-index="10" draw:name="Shape13_32" draw:style-name="gr5" draw:text-style-name="P4" svg:width="2.401cm" svg:height="0.611cm" svg:x="6.387cm" svg:y="21.151cm" draw:control="control62"/><draw:control text:anchor-type="paragraph" draw:z-index="55" draw:name="Shape13_33" draw:style-name="gr5" draw:text-style-name="P4" svg:width="2.401cm" svg:height="0.611cm" svg:x="6.399cm" svg:y="22.064cm" draw:control="control63"/><draw:control text:anchor-type="paragraph" draw:z-index="56" draw:name="Shape13_34" draw:style-name="gr5" draw:text-style-name="P4" svg:width="2.401cm" svg:height="0.611cm" svg:x="9.167cm" svg:y="20.237cm" draw:control="control64"/><draw:control text:anchor-type="paragraph" draw:z-index="57" draw:name="Shape13_35" draw:style-name="gr5" draw:text-style-name="P4" svg:width="2.401cm" svg:height="0.611cm" svg:x="9.139cm" svg:y="21.151cm" draw:control="control75"/><draw:control text:anchor-type="paragraph" draw:z-index="58" draw:name="Shape13_36" draw:style-name="gr5" draw:text-style-name="P4" svg:width="2.401cm" svg:height="0.611cm" svg:x="9.165cm" svg:y="22.064cm" draw:control="control65"/><draw:control text:anchor-type="paragraph" draw:z-index="59" draw:name="Shape13_37" draw:style-name="gr5" draw:text-style-name="P4" svg:width="5.973cm" svg:height="0.611cm" svg:x="0.178cm" svg:y="24.553cm" draw:control="control66"/><draw:control text:anchor-type="paragraph" draw:z-index="60" draw:name="Shape21_0" draw:style-name="gr6" draw:text-style-name="P3" svg:width="2.629cm" svg:height="0.622cm" svg:x="1.677cm" svg:y="23.932cm" draw:control="control67"/><draw:control text:anchor-type="paragraph" draw:z-index="61" draw:name="Shape23_0" draw:style-name="gr6" draw:text-style-name="P3" svg:width="1.795cm" svg:height="0.53cm" svg:x="7.452cm" svg:y="23.987cm" draw:control="control68"/><draw:control text:anchor-type="paragraph" draw:z-index="62" draw:name="Shape24_0" draw:style-name="gr6" draw:text-style-name="P3" svg:width="1.985cm" svg:height="0.491cm" svg:x="13.259cm" svg:y="23.932cm" draw:control="control69"/><draw:control text:anchor-type="paragraph" draw:z-index="63" draw:name="Shape13_38" draw:style-name="gr5" draw:text-style-name="P4" svg:width="6.771cm" svg:height="1.061cm" svg:x="10.811cm" svg:y="24.553cm" draw:control="control70"/><draw:control text:anchor-type="paragraph" draw:z-index="64" draw:name="Shape13_40" draw:style-name="gr5" draw:text-style-name="P4" svg:width="2.83cm" svg:height="0.611cm" svg:x="6.964cm" svg:y="24.553cm" draw:control="control71"/><draw:control text:anchor-type="paragraph" draw:z-index="65" draw:name="Shape13_41" draw:style-name="gr5" draw:text-style-name="P4" svg:width="7.51cm" svg:height="0.981cm" svg:x="9.938cm" svg:y="26.076cm" draw:control="control72"/><draw:control text:anchor-type="paragraph" draw:z-index="66" draw:name="Shape13_42" draw:style-name="gr5" draw:text-style-name="P4" svg:width="1.428cm" svg:height="0.611cm" svg:x="3.575cm" svg:y="25.411cm" draw:control="control73"/><draw:control text:anchor-type="paragraph" draw:z-index="67" draw:name="Shape13_44" draw:style-name="gr5" draw:text-style-name="P4" svg:width="6.072cm" svg:height="0.611cm" svg:x="1.737cm" svg:y="26.326cm" draw:control="control90"/><draw:control text:anchor-type="paragraph" draw:z-index="68" draw:name="Shape13_45" draw:style-name="gr5" draw:text-style-name="P4" svg:width="14.454cm" svg:height="0.611cm" svg:x="3.233cm" svg:y="23.019cm" draw:control="control91"/><draw:control text:anchor-type="paragraph" draw:z-index="69" draw:name="Shape25_1" draw:style-name="gr6" draw:text-style-name="P3" svg:width="2.183cm" svg:height="0.701cm" svg:x="0.321cm" svg:y="26.326cm" draw:control="control92"/><draw:control text:anchor-type="paragraph" draw:z-index="70" draw:name="Shape25_2" draw:style-name="gr6" draw:text-style-name="P3" svg:width="2.183cm" svg:height="0.701cm" svg:x="0.889cm" svg:y="23.019cm" draw:control="control93"/><draw:custom-shape text:anchor-type="paragraph" draw:z-index="3" draw:name="Shape11_4" draw:style-name="gr16" draw:text-style-name="P2" svg:width="19.021cm" svg:height="3.255cm" svg:x="-0.272cm" svg:y="23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71" draw:name="Shape13_46" draw:style-name="gr5" draw:text-style-name="P5" svg:width="3.454cm" svg:height="0.611cm" svg:x="13.917cm" svg:y="9.225cm" draw:control="control94"/><draw:control text:anchor-type="paragraph" draw:z-index="72" draw:name="Shape13_47" draw:style-name="gr5" draw:text-style-name="P5" svg:width="3.454cm" svg:height="0.611cm" svg:x="9.179cm" svg:y="7.784cm" draw:control="control95"/><draw:control text:anchor-type="paragraph" draw:z-index="73" draw:name="Shape13_48" draw:style-name="gr5" draw:text-style-name="P5" svg:width="3.454cm" svg:height="0.611cm" svg:x="9.179cm" svg:y="8.544cm" draw:control="control96"/><draw:control text:anchor-type="paragraph" draw:z-index="74" draw:name="Shape13_49" draw:style-name="gr5" draw:text-style-name="P5" svg:width="3.454cm" svg:height="0.611cm" svg:x="9.179cm" svg:y="9.225cm" draw:control="control97"/><draw:control text:anchor-type="paragraph" draw:z-index="75" draw:name="Shape25_4" draw:style-name="gr6" draw:text-style-name="P3" svg:width="2.183cm" svg:height="0.701cm" svg:x="1.736cm" svg:y="25.321cm" draw:control="control98"/><draw:control text:anchor-type="paragraph" draw:z-index="76" draw:name="Shape13_39" draw:style-name="gr5" draw:text-style-name="P4" svg:width="1.428cm" svg:height="0.611cm" svg:x="5.812cm" svg:y="25.421cm" draw:control="control101"/><draw:control text:anchor-type="paragraph" draw:z-index="77" draw:name="Shape25_5" draw:style-name="gr6" draw:text-style-name="P6" svg:width="0.569cm" svg:height="0.701cm" svg:x="5.362cm" svg:y="25.359cm" draw:control="control99"/><draw:control text:anchor-type="paragraph" draw:z-index="92" draw:name="Shape25_6" draw:style-name="gr6" draw:text-style-name="P3" svg:width="2.183cm" svg:height="0.701cm" svg:x="8.206cm" svg:y="25.986cm" draw:control="control100"/><draw:control text:anchor-type="paragraph" draw:z-index="93" draw:name="Shape13_43" draw:style-name="gr5" draw:text-style-name="P5" svg:width="3.454cm" svg:height="0.611cm" svg:x="9.179cm" svg:y="5.445cm" draw:control="control119"/><draw:control text:anchor-type="paragraph" draw:z-index="94" draw:name="Shape13_1" draw:style-name="gr5" draw:text-style-name="P5" svg:width="0.611cm" svg:height="0.611cm" svg:x="3.62cm" svg:y="5.445cm" draw:control="control107"/><draw:control text:anchor-type="paragraph" draw:z-index="95" draw:name="Shape13_0" draw:style-name="gr5" draw:text-style-name="P5" svg:width="3.454cm" svg:height="0.611cm" svg:x="9.179cm" svg:y="7.003cm" draw:control="control106"/><draw:control text:anchor-type="paragraph" draw:z-index="11" draw:name="Control 2" draw:style-name="gr5" draw:text-style-name="P4" svg:width="0.611cm" svg:height="0.611cm" svg:x="3.62cm" svg:y="6.264cm" draw:control="control108"/><draw:control text:anchor-type="paragraph" draw:z-index="96" draw:name="Control 3" draw:style-name="gr5" draw:text-style-name="P4" svg:width="0.611cm" svg:height="0.611cm" svg:x="3.62cm" svg:y="7.024cm" draw:control="control109"/><draw:control text:anchor-type="paragraph" draw:z-index="97" draw:name="Control 4" draw:style-name="gr5" draw:text-style-name="P4" svg:width="0.611cm" svg:height="0.611cm" svg:x="3.62cm" svg:y="7.784cm" draw:control="control110"/><draw:control text:anchor-type="paragraph" draw:z-index="98" draw:name="Control 5" draw:style-name="gr5" draw:text-style-name="P4" svg:width="0.611cm" svg:height="0.611cm" svg:x="3.62cm" svg:y="8.544cm" draw:control="control111"/><draw:control text:anchor-type="paragraph" draw:z-index="99" draw:name="Control 6" draw:style-name="gr5" draw:text-style-name="P4" svg:width="0.611cm" svg:height="0.611cm" svg:x="3.62cm" svg:y="9.225cm" draw:control="control112"/><draw:control text:anchor-type="paragraph" draw:z-index="100" draw:name="Shape13_ 1" draw:style-name="gr5" draw:text-style-name="P5" svg:width="0.611cm" svg:height="0.611cm" svg:x="8.117cm" svg:y="5.445cm" draw:control="control113"/><draw:control text:anchor-type="paragraph" draw:z-index="101" draw:name="Control 7" draw:style-name="gr5" draw:text-style-name="P4" svg:width="0.611cm" svg:height="0.611cm" svg:x="8.117cm" svg:y="6.264cm" draw:control="control114"/><draw:control text:anchor-type="paragraph" draw:z-index="102" draw:name="Control 8" draw:style-name="gr5" draw:text-style-name="P4" svg:width="0.611cm" svg:height="0.611cm" svg:x="8.117cm" svg:y="7.024cm" draw:control="control115"/><draw:control text:anchor-type="paragraph" draw:z-index="103" draw:name="Control 9" draw:style-name="gr5" draw:text-style-name="P4" svg:width="0.611cm" svg:height="0.611cm" svg:x="8.117cm" svg:y="7.784cm" draw:control="control116"/><draw:control text:anchor-type="paragraph" draw:z-index="104" draw:name="Control 10" draw:style-name="gr5" draw:text-style-name="P4" svg:width="0.611cm" svg:height="0.611cm" svg:x="8.117cm" svg:y="8.544cm" draw:control="control117"/><draw:control text:anchor-type="paragraph" draw:z-index="105" draw:name="Control 11" draw:style-name="gr5" draw:text-style-name="P4" svg:width="0.611cm" svg:height="0.611cm" svg:x="8.117cm" svg:y="9.225cm" draw:control="control118"/><draw:control text:anchor-type="paragraph" draw:z-index="119" draw:name="Shape13_ 2" draw:style-name="gr5" draw:text-style-name="P5" svg:width="3.454cm" svg:height="0.611cm" svg:x="9.179cm" svg:y="6.255cm" draw:control="control120"/><draw:control text:anchor-type="paragraph" draw:z-index="120" draw:name="Control 1" draw:style-name="gr5" draw:text-style-name="P4" svg:width="0.611cm" svg:height="0.611cm" svg:x="12.788cm" svg:y="6.262cm" draw:control="control121"/><draw:control text:anchor-type="paragraph" draw:z-index="121" draw:name="Shape13_ 3" draw:style-name="gr5" draw:text-style-name="P5" svg:width="0.611cm" svg:height="0.611cm" svg:x="12.788cm" svg:y="5.443cm" draw:control="control122"/><draw:control text:anchor-type="paragraph" draw:z-index="122" draw:name="Control 12" draw:style-name="gr5" draw:text-style-name="P4" svg:width="0.611cm" svg:height="0.611cm" svg:x="12.788cm" svg:y="7.022cm" draw:control="control123"/><draw:control text:anchor-type="paragraph" draw:z-index="123" draw:name="Control 13" draw:style-name="gr5" draw:text-style-name="P4" svg:width="0.611cm" svg:height="0.611cm" svg:x="12.788cm" svg:y="7.782cm" draw:control="control124"/><draw:control text:anchor-type="paragraph" draw:z-index="124" draw:name="Control 14" draw:style-name="gr5" draw:text-style-name="P4" svg:width="0.611cm" svg:height="0.611cm" svg:x="12.788cm" svg:y="8.543cm" draw:control="control125"/><draw:control text:anchor-type="paragraph" draw:z-index="125" draw:name="Control 15" draw:style-name="gr5" draw:text-style-name="P4" svg:width="0.611cm" svg:height="0.611cm" svg:x="12.788cm" svg:y="9.223cm" draw:control="control126"/><draw:control text:anchor-type="paragraph" draw:z-index="126" draw:name="Control 16" draw:style-name="gr5" draw:text-style-name="P4" svg:width="0.611cm" svg:height="0.611cm" svg:x="17.549cm" svg:y="6.264cm" draw:control="control127"/><draw:control text:anchor-type="paragraph" draw:z-index="127" draw:name="Shape13_ 4" draw:style-name="gr5" draw:text-style-name="P5" svg:width="0.611cm" svg:height="0.611cm" svg:x="17.549cm" svg:y="5.445cm" draw:control="control128"/><draw:control text:anchor-type="paragraph" draw:z-index="128" draw:name="Control 17" draw:style-name="gr5" draw:text-style-name="P4" svg:width="0.611cm" svg:height="0.611cm" svg:x="17.549cm" svg:y="7.024cm" draw:control="control129"/><draw:control text:anchor-type="paragraph" draw:z-index="129" draw:name="Control 18" draw:style-name="gr5" draw:text-style-name="P4" svg:width="0.611cm" svg:height="0.611cm" svg:x="17.549cm" svg:y="7.784cm" draw:control="control130"/><draw:control text:anchor-type="paragraph" draw:z-index="130" draw:name="Control 19" draw:style-name="gr5" draw:text-style-name="P4" svg:width="0.611cm" svg:height="0.611cm" svg:x="17.549cm" svg:y="8.544cm" draw:control="control131"/><draw:control text:anchor-type="paragraph" draw:z-index="131" draw:name="Control 20" draw:style-name="gr5" draw:text-style-name="P4" svg:width="0.611cm" svg:height="0.611cm" svg:x="17.549cm" svg:y="9.225cm" draw:control="control132"/><draw:control text:anchor-type="paragraph" draw:z-index="132" draw:name="Shape13_ 5" draw:style-name="gr5" draw:text-style-name="P4" svg:width="5.425cm" svg:height="0.611cm" svg:x="0.203cm" svg:y="19.403cm" draw:control="control133"/><draw:control text:anchor-type="paragraph" draw:z-index="133" draw:name="Shape13_ 6" draw:style-name="gr5" draw:text-style-name="P4" svg:width="5.612cm" svg:height="0.611cm" svg:x="12.167cm" svg:y="19.403cm" draw:control="control134"/><draw:control text:anchor-type="paragraph" draw:z-index="134" draw:name="Shape13_ 7" draw:style-name="gr5" draw:text-style-name="P4" svg:width="2.401cm" svg:height="0.611cm" svg:x="6.428cm" svg:y="19.403cm" draw:control="control135"/><draw:control text:anchor-type="paragraph" draw:z-index="135" draw:name="Shape13_ 8" draw:style-name="gr5" draw:text-style-name="P4" svg:width="2.401cm" svg:height="0.611cm" svg:x="9.193cm" svg:y="19.403cm" draw:control="control136"/><draw:control text:anchor-type="paragraph" draw:z-index="106" draw:name="Shape1" draw:style-name="gr10" draw:text-style-name="P3" svg:width="1.999cm" svg:height="0.491cm" svg:x="0cm" svg:y="0cm" draw:control="control1"/><draw:control text:anchor-type="paragraph" draw:z-index="107" draw:name="Shape2" draw:style-name="gr9" draw:text-style-name="P4" svg:width="4.001cm" svg:height="0.611cm" svg:x="2.17cm" svg:y="0cm" draw:control="control74"/></text:p>
      <text:p text:style-name="P1"><draw:control text:anchor-type="paragraph" draw:z-index="108" draw:name="Shape35_0" draw:style-name="gr8" draw:text-style-name="P3" svg:width="2.276cm" svg:height="0.546cm" svg:x="0.773cm" svg:y="-0.028cm" draw:control="control102"/><draw:control text:anchor-type="paragraph" draw:z-index="109" draw:name="Shape36_0" draw:style-name="gr7" draw:text-style-name="P4" svg:width="7.43cm" svg:height="0.763cm" svg:x="3.048cm" svg:y="0.012cm" draw:control="control103"/><draw:control text:anchor-type="paragraph" draw:z-index="110" draw:name="Shape35_ 1" draw:style-name="gr8" draw:text-style-name="P3" svg:width="2.276cm" svg:height="0.546cm" svg:x="12.109cm" svg:y="0.025cm" draw:control="control104"/><draw:control text:anchor-type="paragraph" draw:z-index="111" draw:name="Shape36_ 1" draw:style-name="gr7" draw:text-style-name="P4" svg:width="2.086cm" svg:height="0.763cm" svg:x="14.385cm" svg:y="0.065cm" draw:control="control105"/><draw:custom-shape text:anchor-type="paragraph" draw:z-index="4" draw:name="Shape11_5" draw:style-name="gr15" draw:text-style-name="P2" svg:width="19.021cm" svg:height="2.527cm" svg:x="-0.192cm" svg:y="-0.2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112" draw:name="Shape27" draw:style-name="gr6" draw:text-style-name="P3" svg:width="1.548cm" svg:height="0.623cm" svg:x="0.619cm" svg:y="1.067cm" draw:control="control76"/><draw:control text:anchor-type="paragraph" draw:z-index="113" draw:name="Shape28" draw:style-name="gr5" draw:text-style-name="P4" svg:width="14.211cm" svg:height="1.061cm" svg:x="2.51cm" svg:y="1.014cm" draw:control="control77"/><draw:custom-shape text:anchor-type="paragraph" draw:z-index="5" draw:name="Shape11_7" draw:style-name="gr14" draw:text-style-name="P2" svg:width="19.021cm" svg:height="10.342cm" svg:x="-0.178cm" svg:y="2.5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1_8" draw:style-name="gr13" draw:text-style-name="P2" svg:width="19.021cm" svg:height="14.382cm" svg:x="-0.153cm" svg:y="13.1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114" draw:name="Shape29" draw:style-name="gr6" draw:text-style-name="P3" svg:width="3.532cm" svg:height="0.489cm" svg:x="8.153cm" svg:y="2.762cm" draw:control="control78"/><draw:control text:anchor-type="paragraph" draw:z-index="15" draw:name="Shape30" draw:style-name="gr6" draw:text-style-name="P3" svg:width="4.525cm" svg:height="0.479cm" svg:x="8.153cm" svg:y="19.895cm" draw:control="control79"/><draw:control text:anchor-type="paragraph" draw:z-index="25" draw:name="Shape31" draw:style-name="gr5" draw:text-style-name="P4" svg:width="17.634cm" svg:height="8.799cm" svg:x="0.607cm" svg:y="3.436cm" draw:control="control80"/><draw:control text:anchor-type="paragraph" draw:z-index="115" draw:name="Shape32" draw:style-name="gr5" draw:text-style-name="P4" svg:width="17.701cm" svg:height="5.984cm" svg:x="0.501cm" svg:y="20.472cm" draw:control="control81"/><draw:control text:anchor-type="paragraph" draw:z-index="116" draw:name="Shape33" draw:style-name="gr6" draw:text-style-name="P3" svg:width="2.197cm" svg:height="0.648cm" svg:x="1.219cm" svg:y="13.919cm" draw:control="control82"/><draw:control text:anchor-type="paragraph" draw:z-index="117" draw:name="Shape33_0" draw:style-name="gr6" draw:text-style-name="P3" svg:width="1.338cm" svg:height="0.648cm" svg:x="10.229cm" svg:y="16.891cm" draw:control="control83"/><draw:control text:anchor-type="paragraph" draw:z-index="118" draw:name="Shape33_1" draw:style-name="gr6" draw:text-style-name="P3" svg:width="1.389cm" svg:height="0.648cm" svg:x="1.219cm" svg:y="16.891cm" draw:control="control84"/><draw:control text:anchor-type="paragraph" draw:z-index="12" draw:name="Shape33_2" draw:style-name="gr6" draw:text-style-name="P3" svg:width="1.562cm" svg:height="0.648cm" svg:x="10.176cm" svg:y="13.919cm" draw:control="control85"/><draw:control text:anchor-type="paragraph" draw:z-index="78" draw:name="Shape34" draw:style-name="gr11" draw:text-style-name="P4" svg:width="6.007cm" svg:height="2.287cm" svg:x="11.864cm" svg:y="13.919cm" draw:control="control86"/><draw:control text:anchor-type="paragraph" draw:z-index="79" draw:name="Shape34_0" draw:style-name="gr11" draw:text-style-name="P4" svg:width="6.072cm" svg:height="2.287cm" svg:x="3.452cm" svg:y="13.919cm" draw:control="control87"/><draw:control text:anchor-type="paragraph" draw:z-index="13" draw:name="Shape34_1" draw:style-name="gr11" draw:text-style-name="P4" svg:width="6.072cm" svg:height="2.287cm" svg:x="3.415cm" svg:y="16.891cm" draw:control="control88"/><draw:control text:anchor-type="paragraph" draw:z-index="14" draw:name="Shape34_2" draw:style-name="gr11" draw:text-style-name="P4" svg:width="6.007cm" svg:height="2.287cm" svg:x="11.89cm" svg:y="16.891cm" draw:control="control8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5b0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09T13:10:39.464000000</meta:creation-date>
    <dc:date>2024-09-16T11:45:45.159000000</dc:date>
    <meta:editing-duration>PT5H2M2S</meta:editing-duration>
    <meta:editing-cycles>99</meta:editing-cycles>
    <meta:generator>LibreOffice/7.5.1.2$Windows_X86_64 LibreOffice_project/fcbaee479e84c6cd81291587d2ee68cba099e129</meta:generator>
    <meta:print-date>2021-05-09T15:22:02.334000000</meta:print-date>
    <meta:document-statistic meta:table-count="0" meta:image-count="0" meta:object-count="0" meta:page-count="2" meta:paragraph-count="0" meta:word-count="0" meta:character-count="0" meta:non-whitespace-character-count="0"/>
  </office:meta>
</office:document-meta>
</file>